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2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REAT CHAIN (20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GREAT CHAIN (20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risoner (20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ison (20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REVELATION 20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GREAT CHAIN (20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GREAT REIGN (20:4-6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GREAT REIGN (20:4-6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resurrection of the just (20:4a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rule of the just (20:4b-6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REVELATION 20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GREAT CHAIN (20:1-3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GREAT REIGN (20:4-6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GREAT REVOLT (20:7-10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GREAT REVOLT (20:7-10)<text:s text:c="1"/></text:span><text:span text:style-name="a505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adversary (20:7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apostasy (20:8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attack (20:9a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annihilation (20:9b-10)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2-tx-Title-and-Text" presentation:presentation-page-layout-name="Master1-PPL12" draw:id="Slide-262">
        <draw:frame draw:id="id95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<text:s text:c="1"/>The annihilation (20:9b-10)<text:s text:c="1"/></text:span><text:span text:style-name="a526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<text:s text:c="1"/>Satan's henchmen are consumed by the fires of heaven (20:9b)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Satan himself is consumed by the fires of hell (20:10).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GREAT REVOLT (20:7-10)<text:s text:c="1"/></text:span><text:span text:style-name="a541" text:class-names=""/></text:p>
          </draw:text-box>
          <svg:title/>
          <svg:desc/>
        </draw:frame>
        <draw:frame draw:id="id98" presentation:style-name="a559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he adversary (20:7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apostasy (20:8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attack (20:9a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he annihilation (20:9b-10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9" draw:style-name="a560" draw:master-page-name="Master1-Layout12-tx-Title-and-Text" presentation:presentation-page-layout-name="Master1-PPL12" draw:id="Slide-264">
        <draw:frame draw:id="id99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REVELATION 20</text:span><text:span text:style-name="a562" text:class-names=""/></text:p>
          </draw:text-box>
          <svg:title/>
          <svg:desc/>
        </draw:frame>
        <draw:frame draw:id="id100" presentation:style-name="a580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THE GREAT CHAIN (20:1-3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THE GREAT REIGN (20:4-6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THE GREAT REVOLT (20:7-10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THE GREAT THRONE (20:11-15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0" draw:style-name="a581" draw:master-page-name="Master1-Layout12-tx-Title-and-Text" presentation:presentation-page-layout-name="Master1-PPL12" draw:id="Slide-265">
        <draw:frame draw:id="id101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THE GREAT THRONE (20:11-15)<text:s text:c="1"/></text:span><text:span text:style-name="a583" text:class-names=""/></text:p>
          </draw:text-box>
          <svg:title/>
          <svg:desc/>
        </draw:frame>
        <draw:frame draw:id="id102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Judge (20:11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judged (20:12-13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1" draw:style-name="a596" draw:master-page-name="Master1-Layout1-title-Title-Slide" presentation:presentation-page-layout-name="Master1-PPL1" draw:id="Slide-266">
        <draw:frame draw:id="id103" presentation:style-name="a600" draw:name="Title 1" svg:x="1.38in" svg:y="0.83in" svg:width="10.3in" svg:height="4.42in" presentation:class="title" presentation:placeholder="false">
          <draw:text-box>
            <text:p text:style-name="a599" text:class-names="" text:cond-style-name=""><text:span text:style-name="a597" text:class-names=""><text:s text:c="1"/>The judged (20:12-13):<text:s text:c="1"/></text:span><text:span text:style-name="a598" text:class-names=""/></text:p>
          </draw:text-box>
          <svg:title/>
          <svg:desc/>
        </draw:frame>
        <draw:frame draw:id="id104" presentation:style-name="a605" draw:name="Subtitle 2" svg:x="1.38in" svg:y="5.25in" svg:width="10.3in" svg:height="1.85in" presentation:class="subtitle" presentation:placeholder="false">
          <draw:text-box>
            <text:p text:style-name="a602" text:class-names="" text:cond-style-name=""><text:span text:style-name="a601" text:class-names=""><text:s text:c="1"/>The books in this judgment (20:12a-12b)<text:s text:c="1"/></text:span></text:p>
            <text:p text:style-name="a604" text:class-names="" text:cond-style-name=""><text:span text:style-name="a603" text:class-names=""/></text:p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The books in this judgment (20:12a-12b)<text:s text:c="1"/></text:span><text:span text:style-name="a608" text:class-names=""/></text:p>
          </draw:text-box>
          <svg:title/>
          <svg:desc/>
        </draw:frame>
        <draw:frame draw:id="id106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Various books (20:12a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Book of Life (20:12b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e judged (20:12-13):<text:s text:c="1"/></text:span><text:span text:style-name="a623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books in this judgment (20:12a-12b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basis of this judgment (20:12c-13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2-tx-Title-and-Text" presentation:presentation-page-layout-name="Master1-PPL12" draw:id="Slide-269">
        <draw:frame draw:id="id109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THE GREAT THRONE (20:11-15)<text:s text:c="1"/></text:span><text:span text:style-name="a638" text:class-names=""/></text:p>
          </draw:text-box>
          <svg:title/>
          <svg:desc/>
        </draw:frame>
        <draw:frame draw:id="id110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Judge (20:11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judged (20:12-13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5" draw:style-name="a651" draw:master-page-name="Master1-Layout12-tx-Title-and-Text" presentation:presentation-page-layout-name="Master1-PPL12" draw:id="Slide-270">
        <draw:frame draw:id="id111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REVELATION 20</text:span><text:span text:style-name="a653" text:class-names=""/></text:p>
          </draw:text-box>
          <svg:title/>
          <svg:desc/>
        </draw:frame>
        <draw:frame draw:id="id112" presentation:style-name="a671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THE GREAT CHAIN (20:1-3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THE GREAT REIGN (20:4-6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THE GREAT REVOLT (20:7-10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THE GREAT THRONE (20:11-15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20</dc:title>
    <meta:initial-creator>David STRICKLAND</meta:initial-creator>
    <dc:creator>David STRICKLAND</dc:creator>
    <meta:creation-date>2020-02-22T19:35:40Z</meta:creation-date>
    <dc:date>2020-02-22T19:35:40Z</dc:date>
    <meta:template xlink:href="BibleStudy" xlink:type="simple"/>
    <meta:editing-cycles>1</meta:editing-cycles>
    <meta:editing-duration>PT0S</meta:editing-duration>
    <meta:document-statistic meta:paragraph-count="52" meta:word-count="326"/>
  </office:meta>
</office:document-meta>
</file>